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1899e3b" officeooo:paragraph-rsid="02017e74"/>
    </style:style>
    <style:style style:name="P2" style:family="paragraph" style:parent-style-name="Footer">
      <style:paragraph-properties fo:text-align="center" style:justify-single-word="false"/>
      <style:text-properties officeooo:paragraph-rsid="02030ff5"/>
    </style:style>
    <style:style style:name="P3" style:family="paragraph" style:parent-style-name="Text_20_body">
      <style:paragraph-properties fo:text-align="end" style:justify-single-word="false" style:writing-mode="rl-tb"/>
      <style:text-properties officeooo:rsid="00eb6387" officeooo:paragraph-rsid="00eb6387"/>
    </style:style>
    <style:style style:name="P4" style:family="paragraph" style:parent-style-name="Standard">
      <style:text-properties fo:font-weight="normal" officeooo:rsid="01ef899a" officeooo:paragraph-rsid="01a15224" style:font-weight-asian="normal" style:font-weight-complex="normal"/>
    </style:style>
    <style:style style:name="P5" style:family="paragraph" style:parent-style-name="Standard">
      <style:text-properties fo:font-weight="normal" officeooo:rsid="0208b15c" officeooo:paragraph-rsid="0208b15c" style:font-weight-asian="normal" style:font-weight-complex="normal"/>
    </style:style>
    <style:style style:name="P6" style:family="paragraph" style:parent-style-name="Standard">
      <style:text-properties fo:font-weight="normal" officeooo:rsid="020b81a3" officeooo:paragraph-rsid="020b81a3" style:font-weight-asian="normal" style:font-weight-complex="normal"/>
    </style:style>
    <style:style style:name="P7" style:family="paragraph" style:parent-style-name="Standard" style:list-style-name="L6">
      <style:paragraph-properties fo:text-align="start" style:justify-single-word="false" style:writing-mode="lr-tb"/>
      <style:text-properties fo:font-size="8pt" fo:font-weight="normal" officeooo:rsid="018a738a" officeooo:paragraph-rsid="018a738a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fo:font-weight="normal" officeooo:rsid="020b81a3" officeooo:paragraph-rsid="020b81a3" style:font-weight-asian="normal" style:font-weight-complex="normal"/>
    </style:style>
    <style:style style:name="P9" style:family="paragraph" style:parent-style-name="Text_20_body">
      <style:text-properties officeooo:rsid="0205e2c1" officeooo:paragraph-rsid="0205e2c1"/>
    </style:style>
    <style:style style:name="P10" style:family="paragraph" style:parent-style-name="Text_20_body">
      <style:text-properties officeooo:rsid="02073e53" officeooo:paragraph-rsid="02073e53"/>
    </style:style>
    <style:style style:name="P11" style:family="paragraph" style:parent-style-name="Text_20_body" style:list-style-name="L6">
      <style:paragraph-properties fo:text-align="start" style:justify-single-word="false" style:writing-mode="lr-tb"/>
      <style:text-properties officeooo:rsid="019e7837" officeooo:paragraph-rsid="0205a73b"/>
    </style:style>
    <style:style style:name="P12" style:family="paragraph" style:parent-style-name="Heading_20_1">
      <style:text-properties officeooo:rsid="0205e2c1" officeooo:paragraph-rsid="0205e2c1"/>
    </style:style>
    <style:style style:name="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style style:name="T2" style:family="text">
      <style:text-properties officeooo:rsid="0205a73b"/>
    </style:style>
    <style:style style:name="T3" style:family="text">
      <style:text-properties officeooo:rsid="02073e53"/>
    </style:style>
    <style:style style:name="T4" style:family="text">
      <style:text-properties officeooo:rsid="0208b15c"/>
    </style:style>
    <style:style style:name="T5" style:family="text">
      <style:text-properties officeooo:rsid="020c3e7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בקרת בנייה</text:h>
      <text:p text:style-name="P9"><text:span text:style-name="T3">פרוייקטי-תוכנה גדולים מורכבים מהרבה חלקים התלויים זה בזה, ותלויים גם ברכיבים חיצוניים התלויים ברכיבים אחרים, וכן הלאה. <text:s text:c="2"/>כדי לבנות פרוייקטים כאלה, משתמשים בכלים מיוחדים היודעים לנתח את התלויות בין הרכיבים השונים ולבנות את כל המערכת בסדר הנכון.</text:span></text:p>
      <text:p text:style-name="P10">ישנם כלים רבים הממלאים תפקיד דומה, כמו: make, ant, maven, gradle. <text:s text:c="2"/>אנחנו נלמד בקרת בנייה בעזרת gradle<text:span text:style-name="T4"> - גריידל.</text:span></text:p>
      <text:p text:style-name="Heading_20_2">התקנת גריידל</text:p>
      <text:p text:style-name="P5">ישנן דרכים רבות להתקין גריידל, בהתאם למערכת ההפעלה שלכם.</text:p>
      <text:p text:style-name="P5">אני התקנתי באופן ידני דרך הקישור הזה: https://gradle.org/install/#manually</text:p>
      <text:p text:style-name="Heading_20_2">משימות בגריידל</text:p>
      <text:p text:style-name="P6">כשמריצים גריידל, הוא מחפש בתיקיה הנוכחית קובץ בשם build.gradle, ומחפש בתוכו משימות (task) לביצוע. <text:s/>למשל, הפקודה</text:p>
      <text:p text:style-name="P8">gradle hello</text:p>
      <text:p text:style-name="P6">אומרת לגריידל לחפש בקובץ build.gradle משימה בשם "hello" ולבצע אותה. ראו דוגמה <text:span text:style-name="T5">01</text:span>.</text:p>
      <text:p text:style-name="P6"/>
      <text:p text:style-name="P6"/>
      <text:p text:style-name="P6"/>
      <text:p text:style-name="P4"/>
      <text:p text:style-name="Heading_20_2">מקורות </text:p>
      <text:list xml:id="list9197565092451102129" text:style-name="L6">
        <text:list-item>
          <text:p text:style-name="P11">Gradle for Android and Java, Udacity course:<text:span text:style-name="T2"> https://classroom.udacity.com/courses/ud867</text:span></text:p>
          <text:p text:style-name="P7"><text:line-break/></text:p>
        </text:list-item>
      </text:list>
      <text:p text:style-name="P3">סיכם: אראל סגל-הלו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style:page-number="auto" style:writing-mode="rl-tb"/>
      <style:text-properties fo:font-size="16pt" style:font-size-complex="16pt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1899e3b" officeooo:paragraph-rsid="02017e74"/>
    </style:style>
    <style:style style:name="MP2" style:family="paragraph" style:parent-style-name="Footer">
      <style:paragraph-properties fo:text-align="center" style:justify-single-word="false"/>
      <style:text-properties officeooo:paragraph-rsid="02030ff5"/>
    </style:style>
    <style:style style:name="M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ברוך ה’ חונן הדעת</text:span> 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7-12-25T13:09:38.954325469</dc:date>
    <meta:editing-duration>P6DT10H19M10S</meta:editing-duration>
    <meta:editing-cycles>461</meta:editing-cycles>
    <meta:document-statistic meta:table-count="0" meta:image-count="0" meta:object-count="0" meta:page-count="1" meta:paragraph-count="16" meta:word-count="131" meta:character-count="866" meta:non-whitespace-character-count="744"/>
  </office:meta>
</office:document-meta>
</file>